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orphans="1" fo:text-indent="0in" style:auto-text-indent="false" style:writing-mode="lr-tb"/>
      <style:text-properties officeooo:paragraph-rsid="000d1dd6"/>
    </style:style>
    <style:style style:name="P2" style:family="paragraph" style:parent-style-name="Preformatted_20_Text">
      <style:paragraph-properties fo:orphans="1" style:writing-mode="lr-tb"/>
      <style:text-properties officeooo:paragraph-rsid="000d1dd6"/>
    </style:style>
    <style:style style:name="P3" style:family="paragraph" style:parent-style-name="Preformatted_20_Text">
      <style:paragraph-properties fo:margin-top="0in" fo:margin-bottom="0.1965in" style:contextual-spacing="false" fo:orphans="1" style:writing-mode="lr-tb"/>
      <style:text-properties officeooo:paragraph-rsid="000d1d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# Simulate Collatz sequences interacting with a dynamic FIELD density</text:span></text:p>
      <text:p text:style-name="P2"/>
      <text:p text:style-name="P2"><text:span text:style-name="Source_20_Text"># Initialize FIELD grid for density interactions</text:span></text:p>
      <text:p text:style-name="P2"><text:span text:style-name="Source_20_Text">GRID_SIZE = 50 <text:s/># Size of the FIELD grid</text:span></text:p>
      <text:p text:style-name="P2"><text:span text:style-name="Source_20_Text">FIELD = np.ones((GRID_SIZE, GRID_SIZE)) * 0.5 <text:s/># Uniform density at start</text:span></text:p>
      <text:p text:style-name="P2"/>
      <text:p text:style-name="P2"><text:span text:style-name="Source_20_Text"># Parameters for FIELD interaction</text:span></text:p>
      <text:p text:style-name="P2"><text:span text:style-name="Source_20_Text">DENSITY_DECAY = 0.01 <text:s/># Energy dissipation rate</text:span></text:p>
      <text:p text:style-name="P2"><text:span text:style-name="Source_20_Text">ENERGY_TRANSFER = 0.05 <text:s/># Energy interaction rate</text:span></text:p>
      <text:p text:style-name="P2"/>
      <text:p text:style-name="P2"><text:span text:style-name="Source_20_Text"># Function to update FIELD density based on Collatz number positions</text:span></text:p>
      <text:p text:style-name="P2"><text:span text:style-name="Source_20_Text">def update_field_density(field, x, y, energy):</text:span></text:p>
      <text:p text:style-name="P2"><text:span text:style-name="Source_20_Text"><text:s text:c="4"/>field[x % GRID_SIZE, y % GRID_SIZE] += energy * ENERGY_TRANSFER</text:span></text:p>
      <text:p text:style-name="P2"><text:span text:style-name="Source_20_Text"><text:s text:c="4"/>field -= field * DENSITY_DECAY <text:s/># Dissipation effect</text:span></text:p>
      <text:p text:style-name="P2"><text:span text:style-name="Source_20_Text"><text:s text:c="4"/>field[field &lt; 0] = 0 <text:s/># Prevent negative densities</text:span></text:p>
      <text:p text:style-name="P2"><text:span text:style-name="Source_20_Text"><text:s text:c="4"/>return field</text:span></text:p>
      <text:p text:style-name="P2"/>
      <text:p text:style-name="P2"><text:span text:style-name="Source_20_Text"># Function to map Collatz sequences to FIELD interactions</text:span></text:p>
      <text:p text:style-name="P2"><text:span text:style-name="Source_20_Text">def simulate_field_interaction(start_number, steps=200):</text:span></text:p>
      <text:p text:style-name="P2"><text:span text:style-name="Source_20_Text"><text:s text:c="4"/>x, y = GRID_SIZE // 2, GRID_SIZE // 2 <text:s/># Start at center of FIELD</text:span></text:p>
      <text:p text:style-name="P2"><text:span text:style-name="Source_20_Text"><text:s text:c="4"/>field = FIELD.copy()</text:span></text:p>
      <text:p text:style-name="P2"><text:span text:style-name="Source_20_Text"><text:s text:c="4"/>sequence = collatz_sequence(start_number)</text:span></text:p>
      <text:p text:style-name="P2"><text:span text:style-name="Source_20_Text"><text:s text:c="4"/>trajectory = [(x, y)]</text:span></text:p>
      <text:p text:style-name="P2"/>
      <text:p text:style-name="P2"><text:span text:style-name="Source_20_Text"><text:s text:c="4"/>for step, num in enumerate(sequence[:steps]):</text:span></text:p>
      <text:p text:style-name="P2"><text:span text:style-name="Source_20_Text"><text:s text:c="8"/>energy = np.log2(num + 1) <text:s/># Map number to FIELD energy</text:span></text:p>
      <text:p text:style-name="P2"><text:span text:style-name="Source_20_Text"><text:s text:c="8"/>x += int(np.sin(step) * 3) <text:s/># Dynamic movement</text:span></text:p>
      <text:p text:style-name="P2"><text:span text:style-name="Source_20_Text"><text:s text:c="8"/>y += int(np.cos(step) * 3)</text:span></text:p>
      <text:p text:style-name="P2"><text:span text:style-name="Source_20_Text"><text:s text:c="8"/>field = update_field_density(field, x, y, energy)</text:span></text:p>
      <text:p text:style-name="P2"><text:span text:style-name="Source_20_Text"><text:s text:c="8"/>trajectory.append((x % GRID_SIZE, y % GRID_SIZE))</text:span></text:p>
      <text:p text:style-name="P2"/>
      <text:p text:style-name="P2"><text:span text:style-name="Source_20_Text"><text:s text:c="4"/>return field, trajectory</text:span></text:p>
      <text:p text:style-name="P2"/>
      <text:p text:style-name="P2"><text:span text:style-name="Source_20_Text"># Run simulation for a single Collatz sequence</text:span></text:p>
      <text:p text:style-name="P2"><text:span text:style-name="Source_20_Text">start_number = 27 <text:s/># Starting value for Collatz sequence</text:span></text:p>
      <text:p text:style-name="P2"><text:span text:style-name="Source_20_Text">final_field, trajectory = simulate_field_interaction(start_number)</text:span></text:p>
      <text:p text:style-name="P2"/>
      <text:p text:style-name="P2"><text:span text:style-name="Source_20_Text"># Visualize the FIELD density after simulation</text:span></text:p>
      <text:p text:style-name="P2"><text:span text:style-name="Source_20_Text">plt.figure(figsize=(8, 8))</text:span></text:p>
      <text:p text:style-name="P2"><text:span text:style-name="Source_20_Text">plt.imshow(final_field, cmap="viridis", extent=[0, GRID_SIZE, 0, GRID_SIZE])</text:span></text:p>
      <text:p text:style-name="P2"><text:span text:style-name="Source_20_Text">plt.colorbar(label="FIELD Density")</text:span></text:p>
      <text:p text:style-name="P2"><text:span text:style-name="Source_20_Text">plt.title(f"FIELD Density After Collatz Simulation (Start: {start_number})", fontsize=14)</text:span></text:p>
      <text:p text:style-name="P2"><text:span text:style-name="Source_20_Text">plt.xlabel("X Coordinate", fontsize=12)</text:span></text:p>
      <text:p text:style-name="P2"><text:span text:style-name="Source_20_Text">plt.ylabel("Y Coordinate", fontsize=12)</text:span></text:p>
      <text:p text:style-name="P2"><text:span text:style-name="Source_20_Text">plt.show()</text:span></text:p>
      <text:p text:style-name="P2"/>
      <text:p text:style-name="P2"><text:span text:style-name="Source_20_Text"># Plot the trajectory of the energy node</text:span></text:p>
      <text:p text:style-name="P2"><text:span text:style-name="Source_20_Text">trajectory_x, trajectory_y = zip(*trajectory)</text:span></text:p>
      <text:p text:style-name="P2"><text:span text:style-name="Source_20_Text">plt.figure(figsize=(8, 8))</text:span></text:p>
      <text:p text:style-name="P2"><text:span text:style-name="Source_20_Text">plt.imshow(final_field, cmap="viridis", extent=[0, GRID_SIZE, 0, GRID_SIZE], alpha=0.6)</text:span></text:p>
      <text:p text:style-name="P2"><text:span text:style-name="Source_20_Text">plt.plot(trajectory_x, trajectory_y, color="white", linewidth=1.5, label="Energy Node Path")</text:span></text:p>
      <text:p text:style-name="P2"><text:span text:style-name="Source_20_Text">plt.title(f"Energy Node Path in FIELD (Start: {start_number})", fontsize=14)</text:span></text:p>
      <text:p text:style-name="P2"><text:span text:style-name="Source_20_Text">plt.xlabel("X Coordinate", fontsize=12)</text:span></text:p>
      <text:p text:style-name="P2"><text:span text:style-name="Source_20_Text">plt.ylabel("Y Coordinate", fontsize=12)</text:span></text:p>
      <text:p text:style-name="P2"><text:span text:style-name="Source_20_Text">plt.legend()</text:span></text:p>
      <text:p text:style-name="P3"><text:span text:style-name="Source_20_Text">plt.show(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23:39:55.529124141</meta:creation-date>
    <dc:date>2025-01-13T23:41:59.468220141</dc:date>
    <meta:editing-duration>PT2M4S</meta:editing-duration>
    <meta:editing-cycles>1</meta:editing-cycles>
    <meta:document-statistic meta:table-count="0" meta:image-count="0" meta:object-count="0" meta:page-count="1" meta:paragraph-count="47" meta:word-count="279" meta:character-count="2279" meta:non-whitespace-character-count="1957"/>
    <meta:generator>LibreOffice/24.2.7.2$Linux_X86_64 LibreOffice_project/420$Build-2</meta:generator>
  </office:meta>
</office:document-meta>
</file>